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74.8pt"/>
    </style:style>
    <style:style style:name="co2" style:family="table-column">
      <style:table-column-properties fo:break-before="auto" style:column-width="456.8pt"/>
    </style:style>
    <style:style style:name="co3" style:family="table-column">
      <style:table-column-properties fo:break-before="auto" style:column-width="47.9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fmdrs3-uploads-filtered-2018apr09n3.csv">
      <style:table-properties table:display="true" style:writing-mode="lr-tb"/>
    </style:style>
    <style:style style:name="ACE-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fmdrs3-uploads-filtered-2018apr09n3.csv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number-columns-repeated="254" table:default-cell-style-name="Default"/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@fmdr_s3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1EinWanderer</text:p>
          </table:table-cell>
          <table:table-cell table:style-name="ACE-0" office:value-type="string" calcext:value-type="string">
            <text:p>["Aegir", "metal", "music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TheSecretLake</text:p>
          </table:table-cell>
          <table:table-cell table:style-name="ACE-0" office:value-type="string" calcext:value-type="string">
            <text:p>["The Secret Lake", "books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4dec151</text:p>
          </table:table-cell>
          <table:table-cell table:style-name="ACE-0" office:value-type="string" calcext:value-type="string">
            <text:p>["Fingers", "book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-feb-04</text:p>
          </table:table-cell>
          <table:table-cell table:style-name="ACE-0" office:value-type="string" calcext:value-type="string">
            <text:p>["Word", "Excel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dec25a26-book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feb13ff</text:p>
          </table:table-cell>
          <table:table-cell table:style-name="ACE-0" office:value-type="string" calcext:value-type="string">
            <text:p>["Firefox", "free software", "bug testing", "bug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jan08ddt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mar10a11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sept16_201610</text:p>
          </table:table-cell>
          <table:table-cell table:style-name="ACE-0" office:value-type="string" calcext:value-type="string">
            <text:p>Halloween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apr03a04n12Flapcity</text:p>
          </table:table-cell>
          <table:table-cell table:style-name="ACE-0" office:value-type="string" calcext:value-type="string">
            <text:p>game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apr03a04n17FlapcityData</text:p>
          </table:table-cell>
          <table:table-cell table:style-name="ACE-0" office:value-type="string" calcext:value-type="string">
            <text:p>a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apr17n2MaxAfterLab</text:p>
          </table:table-cell>
          <table:table-cell table:style-name="ACE-0" office:value-type="string" calcext:value-type="string">
            <text:p>["Arduino", "Max MSP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mar20</text:p>
          </table:table-cell>
          <table:table-cell table:style-name="ACE-0" office:value-type="string" calcext:value-type="string">
            <text:p>["Arduino</text:p>
          </table:table-cell>
          <table:table-cell table:style-name="ACE-0" office:value-type="string" calcext:value-type="string">
            <text:p>RGB LED", "Humidity and temperature sensing"]}</text:p>
          </table:table-cell>
          <table:table-cell table:style-name="ACE-0" table:number-columns-repeated="252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mar27Arduino</text:p>
          </table:table-cell>
          <table:table-cell table:style-name="ACE-0" office:value-type="string" calcext:value-type="string">
            <text:p>Arduino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may04.app</text:p>
          </table:table-cell>
          <table:table-cell table:style-name="ACE-0" office:value-type="string" calcext:value-type="string">
            <text:p>["Mono", "Unity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nov08Session22017nov09n37</text:p>
          </table:table-cell>
          <table:table-cell table:style-name="ACE-0" office:value-type="string" calcext:value-type="string">
            <text:p>music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nov18n2</text:p>
          </table:table-cell>
          <table:table-cell table:style-name="ACE-0" office:value-type="string" calcext:value-type="string">
            <text:p>["music", "musique concr\u00e8te", "industrial", "noise", "experimental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nov30n25</text:p>
          </table:table-cell>
          <table:table-cell table:style-name="ACE-0" office:value-type="string" calcext:value-type="string">
            <text:p>["musique concr\u00e8te", "noise", "experimental", "avant-garde", "industrial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nov30R22017dec01n8</text:p>
          </table:table-cell>
          <table:table-cell table:style-name="ACE-0" office:value-type="string" calcext:value-type="string">
            <text:p>music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oct12n2</text:p>
          </table:table-cell>
          <table:table-cell table:style-name="ACE-0" office:value-type="string" calcext:value-type="string">
            <text:p>sound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oct18-FilmSound</text:p>
          </table:table-cell>
          <table:table-cell table:style-name="ACE-0" office:value-type="string" calcext:value-type="string">
            <text:p>["film", "sound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oct18n2</text:p>
          </table:table-cell>
          <table:table-cell table:style-name="ACE-0" office:value-type="string" calcext:value-type="string">
            <text:p>["Film", "split audio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oct26n13</text:p>
          </table:table-cell>
          <table:table-cell table:style-name="ACE-0" office:value-type="string" calcext:value-type="string">
            <text:p>["Experimental", "musique concr\u00e8te", "noise music", "avant-garde", "electronic music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sept26n6</text:p>
          </table:table-cell>
          <table:table-cell table:style-name="ACE-0" office:value-type="string" calcext:value-type="string">
            <text:p>music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sept27_201709</text:p>
          </table:table-cell>
          <table:table-cell table:style-name="ACE-0" office:value-type="string" calcext:value-type="string">
            <text:p>video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sept27n3</text:p>
          </table:table-cell>
          <table:table-cell table:style-name="ACE-0" office:value-type="string" calcext:value-type="string">
            <text:p>v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8apr09n6CopyN7ScreenCostWithAudio</text:p>
          </table:table-cell>
          <table:table-cell table:style-name="ACE-0" office:value-type="string" calcext:value-type="string">
            <text:p>["Web development", "tool", "software", "app", "screencast", "free software", "libre software", "open source software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8apr09n6ScreenCostWithAudio</text:p>
          </table:table-cell>
          <table:table-cell table:style-name="ACE-0" office:value-type="string" calcext:value-type="string">
            <text:p>["Web development", "tool", "software", "app", "screencast", "free software", "libre software", "open source software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8feb09V12FieldrecordingrecordedEditedAndExportedOn2018feb09InTheLobbyOfIMRCbe</text:p>
          </table:table-cell>
          <table:table-cell table:style-name="ACE-0" office:value-type="string" calcext:value-type="string">
            <text:p>["music", "field recording", "edited audio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8feb12Elliot</text:p>
          </table:table-cell>
          <table:table-cell table:style-name="ACE-0" office:value-type="string" calcext:value-type="string">
            <text:p>edm wip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8feb12FieldrecN9</text:p>
          </table:table-cell>
          <table:table-cell table:style-name="ACE-0" office:value-type="string" calcext:value-type="string">
            <text:p>["music", "musique concr\u00e8te", "experimental", "sound collage", "field recording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8feb13ImrcRoom109R22018mar30n3</text:p>
          </table:table-cell>
          <table:table-cell table:style-name="ACE-0" office:value-type="string" calcext:value-type="string">
            <text:p>["EDM", "music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8feb13ImrcV2</text:p>
          </table:table-cell>
          <table:table-cell table:style-name="ACE-0" office:value-type="string" calcext:value-type="string">
            <text:p>["dubstep", "trap", "electro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8jan24a25MusicSample</text:p>
          </table:table-cell>
          <table:table-cell table:style-name="ACE-0" office:value-type="string" calcext:value-type="string">
            <text:p>["Music", "orchestral", "EDM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djunctBMPCC1201611141958C0001</text:p>
          </table:table-cell>
          <table:table-cell table:style-name="ACE-0" office:value-type="string" calcext:value-type="string">
            <text:p>["Video", "color grading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ncientSeasan7cnxilqeY</text:p>
          </table:table-cell>
          <table:table-cell table:style-name="ACE-0" office:value-type="string" calcext:value-type="string">
            <text:p>UC8P2L4r8Ia8kz1MivPj5lmA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ppleLosslessElectricDreamDemo2015Feb26</text:p>
          </table:table-cell>
          <table:table-cell table:style-name="ACE-0" office:value-type="string" calcext:value-type="string">
            <text:p>["music", "EDM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rchive_20150328</text:p>
          </table:table-cell>
          <table:table-cell table:style-name="ACE-0" office:value-type="string" calcext:value-type="string">
            <text:p>["The Root Children", "Sibylle von Olfers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rchive_201804</text:p>
          </table:table-cell>
          <table:table-cell table:style-name="ACE-0" office:value-type="string" calcext:value-type="string">
            <text:p>["video", "weather", "animation", "duck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rduinoTutorialSurveyResponses</text:p>
          </table:table-cell>
          <table:table-cell table:style-name="ACE-0" office:value-type="string" calcext:value-type="string">
            <text:p>Arduino tutorial survey responses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TripIntoDeepBassMusic</text:p>
          </table:table-cell>
          <table:table-cell table:style-name="ACE-0" office:value-type="string" calcext:value-type="string">
            <text:p>["Broken Symmetry", "deep bass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ttack.of.the.Killer.Refrigerator.1990.VHSRip.DivX-HeYWooD.avi</text:p>
          </table:table-cell>
          <table:table-cell table:style-name="ACE-0" office:value-type="string" calcext:value-type="string">
            <text:p>Attack of the Killer Refridgerator, Attack of the Killer Refrigerator, 1990, VHSRip, DivX, HeYWooD, avi, 1984, ed2k, movies, films, video, short movies,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hibi_patche_by_jakly-d3fer12</text:p>
          </table:table-cell>
          <table:table-cell table:style-name="ACE-0" office:value-type="string" calcext:value-type="string">
            <text:p>["PNG", "DeviantArt", "Jakly", "Chibi Patche", "Chibi Patche by Jakly", "chibi_patche_by_jakly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lementine-issue-18nov2013-a.mn.</text:p>
          </table:table-cell>
          <table:table-cell table:style-name="ACE-0" office:value-type="string" calcext:value-type="string">
            <text:p>Wreathe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olorCorrectionBlackmagicPocketCinemaCamera1201507300015C0020</text:p>
          </table:table-cell>
          <table:table-cell table:style-name="ACE-0" office:value-type="string" calcext:value-type="string">
            <text:p>["video", "video editing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opied-2017oct27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ankFantasia</text:p>
          </table:table-cell>
          <table:table-cell table:style-name="ACE-0" office:value-type="string" calcext:value-type="string">
            <text:p>["mashup", "EDM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bexe2v21</text:p>
          </table:table-cell>
          <table:table-cell table:style-name="ACE-0" office:value-type="string" calcext:value-type="string">
            <text:p>dbex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dtank2-n2-saved-2015feb19a20</text:p>
          </table:table-cell>
          <table:table-cell table:style-name="ACE-0" office:value-type="string" calcext:value-type="string">
            <text:p>["DDTank2", "games", "gaming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isk1s2-as-of-2014.nov.06</text:p>
          </table:table-cell>
          <table:table-cell table:style-name="ACE-0" office:value-type="string" calcext:value-type="string">
            <text:p>["W7", "pre-r2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pkg_-l___grep_python.2015dec16.out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reaming_in_a_frozen_moment</text:p>
          </table:table-cell>
          <table:table-cell table:style-name="ACE-0" office:value-type="string" calcext:value-type="string">
            <text:p>["time lapse", "short film", "bleak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SCN0056_201801</text:p>
          </table:table-cell>
          <table:table-cell table:style-name="ACE-0" office:value-type="string" calcext:value-type="string">
            <text:p>["Wreathe", "Futuramerlin", "Futuramerlin.com", "Ember", "background", "wallpaper", "Hog Island", "Maine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SCN3602</text:p>
          </table:table-cell>
          <table:table-cell table:style-name="ACE-0" office:value-type="string" calcext:value-type="string">
            <text:p>Firefox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lectricSouldanceuntiltheendDJKBm2k1lB7YUBFLFc</text:p>
          </table:table-cell>
          <table:table-cell table:style-name="ACE-0" office:value-type="string" calcext:value-type="string">
            <text:p>UC8P2L4r8Ia8kz1MivPj5lmA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lliot2017nov08</text:p>
          </table:table-cell>
          <table:table-cell table:style-name="ACE-0" office:value-type="string" calcext:value-type="string">
            <text:p>music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lliot2018mar29</text:p>
          </table:table-cell>
          <table:table-cell table:style-name="ACE-0" office:value-type="string" calcext:value-type="string">
            <text:p>["music", "EDM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PubManualGentooLinuxAMD64InstallationCompiledGentooCompiledByFuturamerlin</text:p>
          </table:table-cell>
          <table:table-cell table:style-name="ACE-0" office:value-type="string" calcext:value-type="string">
            <text:p>["Gentoo", "Gentoo Linux", "free software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fav-fmdr_s3</text:p>
          </table:table-cell>
          <table:table-cell table:style-name="ACE-0" office:value-type="string" calcext:value-type="string">
            <text:p>favorites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files_20141217</text:p>
          </table:table-cell>
          <table:table-cell table:style-name="ACE-0" office:value-type="string" calcext:value-type="string">
            <text:p>["files", "leak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GeorgeBergerFlashFiction2016Dec18</text:p>
          </table:table-cell>
          <table:table-cell table:style-name="ACE-0" office:value-type="string" calcext:value-type="string">
            <text:p>["George Berger", "flash fiction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GothAndrewDeLeonAmazesTheJudgesWithHisVoice-u7dPlCzUG44</text:p>
          </table:table-cell>
          <table:table-cell table:style-name="ACE-0" office:value-type="string" calcext:value-type="string">
            <text:p>["june", "2012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GrooveMotionKZqMNmEM9dI</text:p>
          </table:table-cell>
          <table:table-cell table:style-name="ACE-0" office:value-type="string" calcext:value-type="string">
            <text:p>UC8P2L4r8Ia8kz1MivPj5lmA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IMG1923_201709</text:p>
          </table:table-cell>
          <table:table-cell table:style-name="ACE-0" office:value-type="string" calcext:value-type="string">
            <text:p>["stones", "background", "video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IMG1935</text:p>
          </table:table-cell>
          <table:table-cell table:style-name="ACE-0" office:value-type="string" calcext:value-type="string">
            <text:p>Hutut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IMG1950</text:p>
          </table:table-cell>
          <table:table-cell table:style-name="ACE-0" office:value-type="string" calcext:value-type="string">
            <text:p>Hddd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IMG1966_201710</text:p>
          </table:table-cell>
          <table:table-cell table:style-name="ACE-0" office:value-type="string" calcext:value-type="string">
            <text:p>["Story", "film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IMG1966_20171027</text:p>
          </table:table-cell>
          <table:table-cell table:style-name="ACE-0" office:value-type="string" calcext:value-type="string">
            <text:p>["Video", "storytelling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IMG1968_201710</text:p>
          </table:table-cell>
          <table:table-cell table:style-name="ACE-0" office:value-type="string" calcext:value-type="string">
            <text:p>Audio sync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IMG1976_201710</text:p>
          </table:table-cell>
          <table:table-cell table:style-name="ACE-0" office:value-type="string" calcext:value-type="string">
            <text:p>Autocorrect lol!just mashed keys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IMG2158_201804</text:p>
          </table:table-cell>
          <table:table-cell table:style-name="ACE-0" office:value-type="string" calcext:value-type="string">
            <text:p>["Selfie", "new media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IndustrySapphireIndustryFuturamerlinID10457</text:p>
          </table:table-cell>
          <table:table-cell table:style-name="ACE-0" office:value-type="string" calcext:value-type="string">
            <text:p>["music", "noise", "musique concr\u00e8te", "electronic", "electronic music", "experimental", "industrial", "soundscape", "harsh noise", "Futuramerlin", "(elliot dreaming)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input-compressed-2015mar28a29</text:p>
          </table:table-cell>
          <table:table-cell table:style-name="ACE-0" office:value-type="string" calcext:value-type="string">
            <text:p>["Traditional", "Diane Wolkstein and Samuel Noah Kramer", "Traditional and Diane Wolkstein and Samuel Noah Kramer", "Traditional", "Diane Wolkstein", "Samuel Noah Kramer", "Kramer", "Wolkstein", "Inanna", "Inanna</text:p>
          </table:table-cell>
          <table:table-cell table:style-name="ACE-0" office:value-type="string" calcext:value-type="string">
            <text:p>Queen of Heaven and Earth</text:p>
          </table:table-cell>
          <table:table-cell table:style-name="ACE-0" office:value-type="string" calcext:value-type="string">
            <text:p>Her Stories and Hymns from Sumer", "book"]}</text:p>
          </table:table-cell>
          <table:table-cell table:style-name="ACE-0" table:number-columns-repeated="251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JakeGebhartAudioBip</text:p>
          </table:table-cell>
          <table:table-cell table:style-name="ACE-0" office:value-type="string" calcext:value-type="string">
            <text:p>["trumpet", "music", "interview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LetsTryToPlayPerfectWorldInternational</text:p>
          </table:table-cell>
          <table:table-cell table:style-name="ACE-0" office:value-type="string" calcext:value-type="string">
            <text:p>["Perfect World International", "PWI", "Let's Play", "gaming", "computer gaming", "MMO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lienu-virginia-compressed-2015apr17</text:p>
          </table:table-cell>
          <table:table-cell table:style-name="ACE-0" office:value-type="string" calcext:value-type="string">
            <text:p>Lienu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ashupPourDrunkNeeding</text:p>
          </table:table-cell>
          <table:table-cell table:style-name="ACE-0" office:value-type="string" calcext:value-type="string">
            <text:p>["mashup", "trap", "dubstep", "trapstep", "daycore", "EDM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ashupPourDrunkNeedingAudio</text:p>
          </table:table-cell>
          <table:table-cell table:style-name="ACE-0" office:value-type="string" calcext:value-type="string">
            <text:p>["mashup", "trap", "dubstep", "trapstep", "daycore", "EDM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cScuse_me__Beats</text:p>
          </table:table-cell>
          <table:table-cell table:style-name="ACE-0" office:value-type="string" calcext:value-type="string">
            <text:p>["Elliot Chandler", "Futuramerlin", "music", "trap", "electronic", "electronic dance music", "EDM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ilestones_201502</text:p>
          </table:table-cell>
          <table:table-cell table:style-name="ACE-0" office:value-type="string" calcext:value-type="string">
            <text:p>["Sayyid Qu\u1e6db", "Milestones", "Islam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ojikyourls-2015jan02</text:p>
          </table:table-cell>
          <table:table-cell table:style-name="ACE-0" office:value-type="string" calcext:value-type="string">
            <text:p>Mojikyo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ovieOn2017.09.27At16.46.53.75200.0400</text:p>
          </table:table-cell>
          <table:table-cell table:style-name="ACE-0" office:value-type="string" calcext:value-type="string">
            <text:p>video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rif-fixed-2015dec13n2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usicVideo_201803</text:p>
          </table:table-cell>
          <table:table-cell table:style-name="ACE-0" office:value-type="string" calcext:value-type="string">
            <text:p>["Premiere", "video editing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ythicrealisminfantasy.2015dec13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NietzscheOnTruthAndLying</text:p>
          </table:table-cell>
          <table:table-cell table:style-name="ACE-0" office:value-type="string" calcext:value-type="string">
            <text:p>["Nietzsche On Truth And Lying", "Nietzsche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Nmd102Paper2017may11</text:p>
          </table:table-cell>
          <table:table-cell table:style-name="ACE-0" office:value-type="string" calcext:value-type="string">
            <text:p>Ad-hoc Computer Network Negotiation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Panel2WebComica02..afi2016dec12a13</text:p>
          </table:table-cell>
          <table:table-cell table:style-name="ACE-0" office:value-type="string" calcext:value-type="string">
            <text:p>["After effects", "didn't quite work right", "creative comons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PartyTine</text:p>
          </table:table-cell>
          <table:table-cell table:style-name="ACE-0" office:value-type="string" calcext:value-type="string">
            <text:p>sound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PartyTineLorenElliott</text:p>
          </table:table-cell>
          <table:table-cell table:style-name="ACE-0" office:value-type="string" calcext:value-type="string">
            <text:p>music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Piano-mystery-heard-in-penobscot-lounge-and-notated-15Sept2014-bounced-15Sept201</text:p>
          </table:table-cell>
          <table:table-cell table:style-name="ACE-0" office:value-type="string" calcext:value-type="string">
            <text:p>["Debussy", "Claude Debussy", "Doctor Gradus ad Parnassum", "music", "piano", "post-Romantic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pokemon-scan-1-2015apr28</text:p>
          </table:table-cell>
          <table:table-cell table:style-name="ACE-0" office:value-type="string" calcext:value-type="string">
            <text:p>Pok\u00e9mon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Pong-finished-2016sept30</text:p>
          </table:table-cell>
          <table:table-cell table:style-name="ACE-0" office:value-type="string" calcext:value-type="string">
            <text:p>Pong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presentation-nmd430-2018feb12</text:p>
          </table:table-cell>
          <table:table-cell table:style-name="ACE-0" office:value-type="string" calcext:value-type="string">
            <text:p>["self-refining software", "artificial intelligence", "genetic programming", "recurrent neural networks", "constrained conditional models", "artificial intelligence in art", "artificial creativity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PresentationShorterTake2</text:p>
          </table:table-cell>
          <table:table-cell table:style-name="ACE-0" office:value-type="string" calcext:value-type="string">
            <text:p>Emerging Technology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ProtestantEthicAndTheSpiritOfCapitalismExcerpts</text:p>
          </table:table-cell>
          <table:table-cell table:style-name="ACE-0" office:value-type="string" calcext:value-type="string">
            <text:p>["Durkheim", "Weber", "Zimbardo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release_201603</text:p>
          </table:table-cell>
          <table:table-cell table:style-name="ACE-0" office:value-type="string" calcext:value-type="string">
            <text:p>["trap", "EDM", "electronic", "electronic dance music", "Futuramerlin", "music", "Elliot Chandler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Rotmg2015feb05</text:p>
          </table:table-cell>
          <table:table-cell table:style-name="ACE-0" office:value-type="string" calcext:value-type="string">
            <text:p>["Realm of the Mad God", "snake pit", "necromancer", "Realm of the Mad God (video game)", "games", "gaming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50104At23.49.15.27600.0500</text:p>
          </table:table-cell>
          <table:table-cell table:style-name="ACE-0" office:value-type="string" calcext:value-type="string">
            <text:p>["EDF", "Ember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51009At23.22.03.45700.0400</text:p>
          </table:table-cell>
          <table:table-cell table:style-name="ACE-0" office:value-type="string" calcext:value-type="string">
            <text:p>["Firefox", "awesome", "customization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51130At01.16.55.29300.0500</text:p>
          </table:table-cell>
          <table:table-cell table:style-name="ACE-0" office:value-type="string" calcext:value-type="string">
            <text:p>["grab-site", "Firefox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51201At23.27.23.52000.0500</text:p>
          </table:table-cell>
          <table:table-cell table:style-name="ACE-0" office:value-type="string" calcext:value-type="string">
            <text:p>["hmm", "LII", "advert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51208At01.18.33.23500.0500</text:p>
          </table:table-cell>
          <table:table-cell table:style-name="ACE-0" office:value-type="string" calcext:value-type="string">
            <text:p>Firefox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6.07.0620.48.34</text:p>
          </table:table-cell>
          <table:table-cell table:style-name="ACE-0" office:value-type="string" calcext:value-type="string">
            <text:p>["Firefox", "Google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6.07.0814.12.31</text:p>
          </table:table-cell>
          <table:table-cell table:style-name="ACE-0" office:value-type="string" calcext:value-type="string">
            <text:p>lol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6.08.2221.49.071</text:p>
          </table:table-cell>
          <table:table-cell table:style-name="ACE-0" office:value-type="string" calcext:value-type="string">
            <text:p>Compiz-Reloaded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6.08.2221.54.281</text:p>
          </table:table-cell>
          <table:table-cell table:style-name="ACE-0" office:value-type="string" calcext:value-type="string">
            <text:p>Unicorn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6.08.2222.00.53</text:p>
          </table:table-cell>
          <table:table-cell table:style-name="ACE-0" office:value-type="string" calcext:value-type="string">
            <text:p>Corns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6.10.3014.19.18</text:p>
          </table:table-cell>
          <table:table-cell table:style-name="ACE-0" office:value-type="string" calcext:value-type="string">
            <text:p>VLC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6.10.3014.53.38Edit2016oct30Exported2016oct30</text:p>
          </table:table-cell>
          <table:table-cell table:style-name="ACE-0" office:value-type="string" calcext:value-type="string">
            <text:p>...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6.11.1812.15.07</text:p>
          </table:table-cell>
          <table:table-cell table:style-name="ACE-0" office:value-type="string" calcext:value-type="string">
            <text:p>["firefox", "lol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6.11.2419.14.55</text:p>
          </table:table-cell>
          <table:table-cell table:style-name="ACE-0" office:value-type="string" calcext:value-type="string">
            <text:p>["kerning", "fail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6.11.2422.33.50</text:p>
          </table:table-cell>
          <table:table-cell table:style-name="ACE-0" office:value-type="string" calcext:value-type="string">
            <text:p>["whats uppppp with this", "lel", "type", "myssing letters", "missing leters", "missing letters", "refl", "/facepalm", "woah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6.12.0415.34.04</text:p>
          </table:table-cell>
          <table:table-cell table:style-name="ACE-0" office:value-type="string" calcext:value-type="string">
            <text:p>Wikipedia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60524At02.10.25.09000.0400</text:p>
          </table:table-cell>
          <table:table-cell table:style-name="ACE-0" office:value-type="string" calcext:value-type="string">
            <text:p>Wikipedia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6mar12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6mar12n2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7.01.3118.58.05</text:p>
          </table:table-cell>
          <table:table-cell table:style-name="ACE-0" office:value-type="string" calcext:value-type="string">
            <text:p>zoom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7.03.3013.54.39</text:p>
          </table:table-cell>
          <table:table-cell table:style-name="ACE-0" office:value-type="string" calcext:value-type="string">
            <text:p>Realm of the Mad God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7.04.0902.00.01</text:p>
          </table:table-cell>
          <table:table-cell table:style-name="ACE-0" office:value-type="string" calcext:value-type="string">
            <text:p>...x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7.04.1122.26.27</text:p>
          </table:table-cell>
          <table:table-cell table:style-name="ACE-0" office:value-type="string" calcext:value-type="string">
            <text:p>Emerald Theme Manager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7.05.0814.35.18</text:p>
          </table:table-cell>
          <table:table-cell table:style-name="ACE-0" office:value-type="string" calcext:value-type="string">
            <text:p>Wreathe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7.05.1121.11.24</text:p>
          </table:table-cell>
          <table:table-cell table:style-name="ACE-0" office:value-type="string" calcext:value-type="string">
            <text:p>["Dolphin", "KDE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7.05.1316.15.59</text:p>
          </table:table-cell>
          <table:table-cell table:style-name="ACE-0" office:value-type="string" calcext:value-type="string">
            <text:p>Firefox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7.05.1523.24.00</text:p>
          </table:table-cell>
          <table:table-cell table:style-name="ACE-0" office:value-type="string" calcext:value-type="string">
            <text:p>Rotmg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7.05.2600.00.29</text:p>
          </table:table-cell>
          <table:table-cell table:style-name="ACE-0" office:value-type="string" calcext:value-type="string">
            <text:p>GNU/Linux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7.05.3014.57.47</text:p>
          </table:table-cell>
          <table:table-cell table:style-name="ACE-0" office:value-type="string" calcext:value-type="string">
            <text:p>GTK+ 2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7.06.1420.25.26</text:p>
          </table:table-cell>
          <table:table-cell table:style-name="ACE-0" office:value-type="string" calcext:value-type="string">
            <text:p>Firefox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7.06.2816.47.48</text:p>
          </table:table-cell>
          <table:table-cell table:style-name="ACE-0" office:value-type="string" calcext:value-type="string">
            <text:p>Wikipedia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7.10.1817.08.04</text:p>
          </table:table-cell>
          <table:table-cell table:style-name="ACE-0" office:value-type="string" calcext:value-type="string">
            <text:p>Story video screenshot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ketch_feb27a</text:p>
          </table:table-cell>
          <table:table-cell table:style-name="ACE-0" office:value-type="string" calcext:value-type="string">
            <text:p>Arduino lights demo!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omeoneSpecial</text:p>
          </table:table-cell>
          <table:table-cell table:style-name="ACE-0" office:value-type="string" calcext:value-type="string">
            <text:p>["mashup", "music", "dubstep", "nightcore", "nightstep", "Indian", "J-Pop", "Japanese", "techno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omeoneSpecialAudio</text:p>
          </table:table-cell>
          <table:table-cell table:style-name="ACE-0" office:value-type="string" calcext:value-type="string">
            <text:p>["mashup", "music", "dubstep", "nightcore", "nightstep", "Indian", "J-Pop", "Japanese", "techno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ource_201612</text:p>
          </table:table-cell>
          <table:table-cell table:style-name="ACE-0" office:value-type="string" calcext:value-type="string">
            <text:p>animation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s2016may08</text:p>
          </table:table-cell>
          <table:table-cell table:style-name="ACE-0" table:number-columns-repeated="254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un-rays-511029</text:p>
          </table:table-cell>
          <table:table-cell table:style-name="ACE-0" office:value-type="string" calcext:value-type="string">
            <text:p>["nature", "wallpaper", "photograph", "MarcoRoosink", "pixabay", "public domain", "sun-rays-511029", "rays", "sun rays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unsetOverTheCityFuturamerlinDubstepRemix</text:p>
          </table:table-cell>
          <table:table-cell table:style-name="ACE-0" office:value-type="string" calcext:value-type="string">
            <text:p>["Gaspar Prouv\u00e9", "Futuramerlin", "Dubstep", "music", "electronic", "electronic music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TripleWhammySnakePitRotMGpartialnoaudioT6wbBAPXq1A</text:p>
          </table:table-cell>
          <table:table-cell table:style-name="ACE-0" office:value-type="string" calcext:value-type="string">
            <text:p>UCmQoWppGbMnKuEpgsaYFNIA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untitled_20171004_2225</text:p>
          </table:table-cell>
          <table:table-cell table:style-name="ACE-0" office:value-type="string" calcext:value-type="string">
            <text:p>Video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UntitledProjoe9ugectFolder</text:p>
          </table:table-cell>
          <table:table-cell table:style-name="ACE-0" office:value-type="string" calcext:value-type="string">
            <text:p>after effects project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UnwrittenTechnoRemix</text:p>
          </table:table-cell>
          <table:table-cell table:style-name="ACE-0" office:value-type="string" calcext:value-type="string">
            <text:p>["techno", "EDM", "electronic dance music", "electronic music", "pop", "pop music", "Natasha Bedingfield", "music", "techno", "remix", "techno remix", "Unwritten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UnwrittenTechnoRemixAudio</text:p>
          </table:table-cell>
          <table:table-cell table:style-name="ACE-0" office:value-type="string" calcext:value-type="string">
            <text:p>["techno", "EDM", "electronic dance music", "electronic music", "pop", "pop music", "Natasha Bedingfield", "music", "techno", "remix", "techno remix", "Unwritten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virtualbox_201501</text:p>
          </table:table-cell>
          <table:table-cell table:style-name="ACE-0" office:value-type="string" calcext:value-type="string">
            <text:p>["Ubuntu", "Vagrant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allaceELab2017apr10</text:p>
          </table:table-cell>
          <table:table-cell table:style-name="ACE-0" office:value-type="string" calcext:value-type="string">
            <text:p>["New Media", "Arduino", "Processing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allaceELab2017Apr17</text:p>
          </table:table-cell>
          <table:table-cell table:style-name="ACE-0" office:value-type="string" calcext:value-type="string">
            <text:p>["NMD102 Lab 2017 Apr 17", "Arduino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allaceELab92017apr03</text:p>
          </table:table-cell>
          <table:table-cell table:style-name="ACE-0" office:value-type="string" calcext:value-type="string">
            <text:p>Arduino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alls20150113</text:p>
          </table:table-cell>
          <table:table-cell table:style-name="ACE-0" office:value-type="string" calcext:value-type="string">
            <text:p>walls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orldpeacehaven_gmail_Epic</text:p>
          </table:table-cell>
          <table:table-cell table:style-name="ACE-0" office:value-type="string" calcext:value-type="string">
            <text:p>["Epic", "dubstep", "hip hop", "electronic", "EDM"]}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orldpeacehaven_gmail_I13</text:p>
          </table:table-cell>
          <table:table-cell table:style-name="ACE-0" office:value-type="string" calcext:value-type="string">
            <text:p>i13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orldpeacehaven_gmail_Kyan</text:p>
          </table:table-cell>
          <table:table-cell table:style-name="ACE-0" office:value-type="string" calcext:value-type="string">
            <text:p>sounds</text:p>
          </table:table-cell>
          <table:table-cell table:style-name="ACE-0" table:number-columns-repeated="253"/>
        </table:table-row>
        <table:table-row table:style-name="ro1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xchat-saved-2015mar26</text:p>
          </table:table-cell>
          <table:table-cell table:style-name="ACE-0" table:number-columns-repeated="254"/>
        </table:table-row>
        <table:table-row table:style-name="ro1" table:visibility="filter" table:number-rows-repeated="32606">
          <table:table-cell table:style-name="ACE-0" table:number-columns-repeated="256"/>
        </table:table-row>
        <table:table-row table:style-name="ro1" table:visibility="filter" table:number-rows-repeated="1015464">
          <table:table-cell table:number-columns-repeated="256"/>
        </table:table-row>
        <table:table-row table:style-name="ro1" table:visibility="filter">
          <table:table-cell table:number-columns-repeated="256"/>
        </table:table-row>
        <table:named-expressions>
          <table:named-expression table:name="Print_Area" table:base-cell-address="$'fmdrs3-uploads-filtered-2018apr09n3.csv'.$A$1" table:expression="#REF!"/>
          <table:named-expression table:name="Sheet_Title" table:base-cell-address="$'fmdrs3-uploads-filtered-2018apr09n3.csv'.$A$1" table:expression="&quot;fmdrs3-uploads-filtered-2018apr09n3.csv&quot;"/>
        </table:named-expressions>
      </table:table>
      <table:named-expressions/>
      <table:database-ranges>
        <table:database-range table:name="__Anonymous_Sheet_DB__0" table:target-range-address="'fmdrs3-uploads-filtered-2018apr09n3.csv'.A1:'fmdrs3-uploads-filtered-2018apr09n3.csv'.I15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00%" style:writing-mode="lr-tb" style:print="annotations charts drawings objects"/>
      <style:header-style>
        <style:header-footer-properties fo:min-height="47.99pt" fo:margin-left="0pt" fo:margin-right="0pt" fo:margin-bottom="0pt" fo:border="none" fo:padding="0pt" style:shadow="none"/>
      </style:header-style>
      <style:footer-style>
        <style:header-footer-properties fo:min-height="47.99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fmdrs3-uploads-filtered-2018apr09n3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9T17:14:51.636948027</dc:date>
    <meta:creation-date>2018-04-09T17:05:12Z</meta:creation-date>
    <meta:generator>LibreOffice/5.4.2.2.0$Linux_X86_64 LibreOffice_project/40m0$Build-2</meta:generator>
    <meta:editing-duration>PT36M59S</meta:editing-duration>
    <meta:editing-cycles>42</meta:editing-cycles>
    <meta:document-statistic meta:table-count="1" meta:cell-count="447" meta:object-count="0"/>
  </office:meta>
</office:document-meta>
</file>